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fo:line-height="13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weight-asian="bold" style:font-weight-complex="bold"/>
    </style:style>
    <style:style style:name="P5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normal" fo:font-weight="bold" style:font-weight-asian="bold" style:font-weight-complex="bold"/>
    </style:style>
    <style:style style:name="P7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italic" fo:font-weight="normal" style:font-style-asian="italic" style:font-style-complex="italic"/>
    </style:style>
    <style:style style:name="P8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P11" style:family="paragraph" style:parent-style-name="Preformatted_20_Text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weight-asian="bold" style:font-weight-complex="bold"/>
    </style:style>
    <style:style style:name="P12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normal" fo:font-weight="bold"/>
    </style:style>
    <style:style style:name="P14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italic" fo:font-weight="normal" style:font-style-asian="italic" style:font-style-complex="italic"/>
    </style:style>
    <style:style style:name="P15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P16" style:family="paragraph" style:parent-style-name="Preformatted_20_Text">
      <style:paragraph-properties fo:margin-top="0in" fo:margin-bottom="0in" fo:line-height="130%" fo:orphans="2" fo:widows="2" fo:padding="0in" fo:border="none"/>
      <style:text-properties fo:font-variant="normal" fo:text-transform="none" fo:color="#000000" fo:letter-spacing="normal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fo:font-style="normal" fo:font-weight="normal"/>
    </style:style>
    <style:style style:name="T3" style:family="text">
      <style:text-properties style:font-name="Monospace" fo:font-size="10pt" fo:font-style="normal" fo:font-weight="bold" style:font-weight-asian="bold" style:font-weight-complex="bold"/>
    </style:style>
    <style:style style:name="T4" style:family="text">
      <style:text-properties fo:font-style="itali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/>
    </style:style>
    <style:style style:name="T13" style:family="text">
      <style:text-properties fo:font-style="normal"/>
    </style:style>
    <style:style style:name="T14" style:family="text">
      <style:text-properties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-7 Solutions</text:p>
      <text:p text:style-name="P4">Sanath Kumar Ramesh</text:p>
      <text:p text:style-name="P4">A50054305</text:p>
      <text:p text:style-name="P3">NOTE: <text:span text:style-name="T11">The program was written in R. So, statistic for Wilcoxon test would </text:span></text:p>
      <text:p text:style-name="P3"/>
      <text:p text:style-name="P3">Problem-a:</text:p>
      <text:p text:style-name="P3"><text:tab/>1. <text:span text:style-name="T5">Two sample z test</text:span></text:p>
      <text:p text:style-name="P9"/>
      <text:p text:style-name="P9"/>
      <text:p text:style-name="P9"/>
      <text:p text:style-name="P9"/>
      <text:p text:style-name="P9"/>
      <text:p text:style-name="P1"/>
      <text:p text:style-name="P9"/>
      <text:p text:style-name="P9"/>
      <text:p text:style-name="P2"><text:span text:style-name="T4">Values of Standard deviation for patients BEFORE treatment is:</text:span><text:span text:style-name="T5"> </text:span><text:span text:style-name="T6">0.6317977</text:span></text:p>
      <text:p text:style-name="P1">Values of Standard deviation for patients AFTER treatment is: <text:span text:style-name="T7">0.6847394</text:span></text:p>
      <text:p text:style-name="P9"><text:tab/>2. Two sample T-Test: Degrees of freedom is <text:s/>9+9-2 = 16</text:p>
      <text:p text:style-name="P3"/>
      <text:p text:style-name="P3"><text:tab/>4. Paired Z tes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Values of Standard deviation for Paired Data is: <text:span text:style-name="T7">0.7390628</text:span></text:p>
      <text:p text:style-name="P3"><text:tab/>5. Paired t-test</text:p>
      <text:p text:style-name="P3"><text:tab/><text:tab/>Degrees of freedom is 9-1 = 8</text:p>
      <text:p text:style-name="P3"/>
      <text:p text:style-name="P3"/>
      <text:p text:style-name="P3">Problem-b:(Result got through R code)</text:p>
      <text:p text:style-name="P10">"-- Two Sample Z Test - P Value &amp; Statistic--"</text:p>
      <text:p text:style-name="P8"><text:span text:style-name="T3">id</text:span><text:span text:style-name="T2"> <text:s text:c="4"/>1020 <text:s text:c="6"/>1021 <text:tab/><text:tab/>1022<text:tab/><text:tab/> 1023 <text:tab/>1024</text:span></text:p>
      <text:p text:style-name="P8"><text:span text:style-name="T3">p<text:tab/> </text:span><text:span text:style-name="T2">0.54875244 0.02506588 0.56242897 0.75233848 0.42871182 </text:span><text:s/></text:p>
      <text:p text:style-name="P8"><text:span text:style-name="T7">stat</text:span> <text:tab/> <text:span text:style-name="T2">0.5996306 -2.2403860 <text:s/>0.5792374 <text:s/>0.3155574 <text:s/>0.7913979 </text:span></text:p>
      <text:p text:style-name="P5"/>
      <text:p text:style-name="P5"/>
      <text:p text:style-name="P15">"-- Two Sample T Test - P Value &amp; Statistic--"</text:p>
      <text:p text:style-name="P8"><text:span text:style-name="T3">id</text:span><text:span text:style-name="T2"><text:tab/>1020 <text:tab/><text:tab/>1021 <text:tab/><text:tab/>1022 <text:tab/><text:tab/>1023 <text:tab/><text:tab/>1024</text:span></text:p>
      <text:p text:style-name="P8"><text:span text:style-name="T3">p <text:tab/></text:span><text:span text:style-name="T2">0.28065100 0.02427776 0.32642738 0.61735554 0.59330880 </text:span></text:p>
      <text:p text:style-name="P8"><text:span text:style-name="T7">stat</text:span> <text:s/><text:span text:style-name="T2">1.1166067 -2.4874792 <text:s/>1.0123687 <text:s/>0.5095019 <text:s/>0.5449419 </text:span></text:p>
      <text:p text:style-name="P5"/>
      <text:p text:style-name="P15"><text:soft-page-break/>"-- Mann-Whitney Test - P Value &amp; Statistic--"</text:p>
      <text:p text:style-name="P8"><text:span text:style-name="T3">id</text:span><text:span text:style-name="T2"><text:tab/>1020 <text:tab/><text:tab/>1021 <text:tab/><text:tab/>1022 <text:tab/><text:tab/>1023 <text:tab/><text:tab/>1024</text:span></text:p>
      <text:p text:style-name="P5"><text:span text:style-name="T7">p</text:span> <text:tab/>0.29732620 0.01875771 0.43628137 0.54570136 0.73044015 </text:p>
      <text:p text:style-name="P8"><text:span text:style-name="T7">stat</text:span><text:tab/> <text:s/><text:span text:style-name="T2">53 <text:s text:c="2"/><text:tab/>14 <text:s text:c="2"/><text:tab/><text:tab/>50 <text:s text:c="2"/><text:tab/><text:tab/>48 <text:s text:c="2"/><text:tab/><text:tab/>45 </text:span></text:p>
      <text:p text:style-name="P5"/>
      <text:p text:style-name="P15">"-- Paired Z Test - P Value &amp; Statistic --"</text:p>
      <text:p text:style-name="P8"><text:span text:style-name="T3">id</text:span><text:span text:style-name="T2"><text:tab/> 1020 <text:tab/><text:tab/>1021 <text:tab/><text:tab/>1022 <text:tab/><text:tab/>1023 <text:tab/><text:tab/>1024</text:span></text:p>
      <text:p text:style-name="P8"><text:span text:style-name="T3">p <text:s text:c="2"/><text:tab/></text:span><text:span text:style-name="T2">0.449701802 0.004738438 0.465265481 0.690776819 0.318444325 </text:span></text:p>
      <text:p text:style-name="P8"><text:span text:style-name="T7">stat</text:span><text:tab/> <text:span text:style-name="T2">0.7559123 -2.8242975 <text:s/>0.7302040 <text:s/>0.3978011 <text:s/>0.9976599 </text:span></text:p>
      <text:p text:style-name="P5"/>
      <text:p text:style-name="P15">"-- Paired T Test - P Value &amp; Statistic --"</text:p>
      <text:p text:style-name="P8"><text:span text:style-name="T3">id</text:span><text:span text:style-name="T2"><text:tab/>1020 <text:tab/><text:tab/>1021 <text:tab/><text:tab/>1022 <text:tab/><text:tab/>1023 <text:tab/><text:tab/>1024</text:span></text:p>
      <text:p text:style-name="P8"><text:span text:style-name="T3">p <text:tab/></text:span><text:span text:style-name="T2">0.02978104 0.02236363 0.36647044 0.55724994 0.23747847 </text:span></text:p>
      <text:p text:style-name="P8"><text:span text:style-name="T7">stat</text:span> <text:tab/><text:span text:style-name="T2">2.6385335 -2.8237714 <text:s/>0.9572514 <text:s/>0.6124395 <text:s/>1.2768180 </text:span></text:p>
      <text:p text:style-name="P5"/>
      <text:p text:style-name="P15">"-- Wilcoxon Signed Test - P Value &amp; Statistic --"</text:p>
      <text:p text:style-name="P8"><text:span text:style-name="T3">id <text:s text:c="2"/></text:span><text:span text:style-name="T2">1020 1021 1022 1023 1024</text:span></text:p>
      <text:p text:style-name="P5"><text:span text:style-name="T7">p</text:span> <text:s text:c="4"/>0.8 0.6 1.0 1.0 0.8 <text:s/></text:p>
      <text:p text:style-name="P8"><text:span text:style-name="T3">stat</text:span><text:span text:style-name="T2"> <text:tab/>6 <text:s text:c="3"/>2 <text:s text:c="3"/>5 <text:s text:c="3"/>5 <text:s text:c="3"/>6 </text:span></text:p>
      <text:p text:style-name="P5"/>
      <text:p text:style-name="P6">Problem-c:</text:p>
      <text:p text:style-name="P5">" Top 12 significant P-values "</text:p>
      <text:p text:style-name="P15">"-- Two Sample Z Test --"</text:p>
      <text:p text:style-name="P8"><text:s text:c="8"/><text:span text:style-name="T2">id <text:s text:c="11"/>p</text:span></text:p>
      <text:p text:style-name="P8"><text:s/><text:span text:style-name="T2">[1,] 9107 2.007654e-08</text:span></text:p>
      <text:p text:style-name="P8"><text:s/><text:span text:style-name="T2">[2,] 5245 1.165323e-06</text:span></text:p>
      <text:p text:style-name="P8"><text:s/><text:span text:style-name="T2">[3,] 7935 1.750952e-06</text:span></text:p>
      <text:p text:style-name="P8"><text:s/><text:span text:style-name="T2">[4,] 5158 8.544083e-06</text:span></text:p>
      <text:p text:style-name="P8"><text:s/><text:span text:style-name="T2">[5,] 5834 1.318682e-05</text:span></text:p>
      <text:p text:style-name="P8"><text:s/><text:span text:style-name="T2">[6,] 7625 1.979591e-05</text:span></text:p>
      <text:p text:style-name="P8"><text:s/><text:span text:style-name="T2">[7,] 7147 2.008350e-05</text:span></text:p>
      <text:p text:style-name="P8"><text:s/><text:span text:style-name="T2">[8,] 2053 2.424204e-05</text:span></text:p>
      <text:p text:style-name="P8"><text:s/><text:span text:style-name="T2">[9,] 7410 4.035003e-05</text:span></text:p>
      <text:p text:style-name="P5">[10,] 5852 5.410882e-05</text:p>
      <text:p text:style-name="P5">[11,] 1979 7.454814e-05</text:p>
      <text:p text:style-name="P5">[12,] 3026 7.692948e-05</text:p>
      <text:p text:style-name="P5"/>
      <text:p text:style-name="P15">"-- Two Sample T Test --"</text:p>
      <text:p text:style-name="P8"><text:s text:c="8"/><text:span text:style-name="T2">id <text:s text:c="11"/>p</text:span></text:p>
      <text:p text:style-name="P8"><text:s/><text:span text:style-name="T2">[1,] 4623 0.0003310629</text:span></text:p>
      <text:p text:style-name="P8"><text:s/><text:span text:style-name="T2">[2,] 6610 0.0005374456</text:span></text:p>
      <text:p text:style-name="P8"><text:s/><text:span text:style-name="T2">[3,] 7064 0.0007135529</text:span></text:p>
      <text:p text:style-name="P8"><text:s/><text:span text:style-name="T2">[4,] 9107 0.0010305466</text:span></text:p>
      <text:p text:style-name="P8"><text:s/><text:span text:style-name="T2">[5,] <text:s/>318 0.0010407191</text:span></text:p>
      <text:p text:style-name="P8"><text:s/><text:span text:style-name="T2">[6,] 6634 0.0011604619</text:span></text:p>
      <text:p text:style-name="P8"><text:soft-page-break/><text:s/><text:span text:style-name="T2">[7,] 7994 0.0013495225</text:span></text:p>
      <text:p text:style-name="P8"><text:s/><text:span text:style-name="T2">[8,] 2996 0.0013610668</text:span></text:p>
      <text:p text:style-name="P8"><text:s/><text:span text:style-name="T2">[9,] 6820 0.0018284944</text:span></text:p>
      <text:p text:style-name="P5">[10,] <text:s/>787 0.0021405373</text:p>
      <text:p text:style-name="P5">[11,] 8207 0.0021848992</text:p>
      <text:p text:style-name="P5">[12,] 7935 0.0022046654</text:p>
      <text:p text:style-name="P5"/>
      <text:p text:style-name="P7">"-- Mann-Whitney Test --"</text:p>
      <text:p text:style-name="P8"><text:s text:c="8"/><text:span text:style-name="T2">id <text:s text:c="11"/>p</text:span></text:p>
      <text:p text:style-name="P8"><text:s/><text:span text:style-name="T2">[1,] 6634 8.227067e-05</text:span></text:p>
      <text:p text:style-name="P8"><text:s/><text:span text:style-name="T2">[2,] 6610 4.936240e-04</text:span></text:p>
      <text:p text:style-name="P8"><text:s/><text:span text:style-name="T2">[3,] 7064 4.936240e-04</text:span></text:p>
      <text:p text:style-name="P8"><text:s/><text:span text:style-name="T2">[4,] <text:s/>318 1.234060e-03</text:span></text:p>
      <text:p text:style-name="P8"><text:s/><text:span text:style-name="T2">[5,] 9107 1.234060e-03</text:span></text:p>
      <text:p text:style-name="P8"><text:s/><text:span text:style-name="T2">[6,] 4623 1.470114e-03</text:span></text:p>
      <text:p text:style-name="P8"><text:s/><text:span text:style-name="T2">[7,] <text:s/>787 1.851090e-03</text:span></text:p>
      <text:p text:style-name="P8"><text:s/><text:span text:style-name="T2">[8,] 7994 1.851090e-03</text:span></text:p>
      <text:p text:style-name="P8"><text:s/><text:span text:style-name="T2">[9,] 6495 2.756067e-03</text:span></text:p>
      <text:p text:style-name="P5">[10,] 7568 2.756067e-03</text:p>
      <text:p text:style-name="P5">[11,] 8207 2.756067e-03</text:p>
      <text:p text:style-name="P5">[12,] 3058 3.990128e-03</text:p>
      <text:p text:style-name="P5"/>
      <text:p text:style-name="P7">"-- Paired Z Test --"</text:p>
      <text:p text:style-name="P8"><text:s text:c="8"/><text:span text:style-name="T2">id <text:s text:c="11"/>p</text:span></text:p>
      <text:p text:style-name="P8"><text:s/><text:span text:style-name="T2">[1,] 9107 1.507222e-12</text:span></text:p>
      <text:p text:style-name="P8"><text:s/><text:span text:style-name="T2">[2,] 5245 8.872148e-10</text:span></text:p>
      <text:p text:style-name="P8"><text:s/><text:span text:style-name="T2">[3,] 7935 1.679632e-09</text:span></text:p>
      <text:p text:style-name="P8"><text:s/><text:span text:style-name="T2">[4,] 5158 2.009746e-08</text:span></text:p>
      <text:p text:style-name="P8"><text:s/><text:span text:style-name="T2">[5,] 5834 3.961905e-08</text:span></text:p>
      <text:p text:style-name="P8"><text:s/><text:span text:style-name="T2">[6,] 7625 7.476146e-08</text:span></text:p>
      <text:p text:style-name="P8"><text:s/><text:span text:style-name="T2">[7,] 7147 7.646553e-08</text:span></text:p>
      <text:p text:style-name="P8"><text:s/><text:span text:style-name="T2">[8,] 2053 1.026014e-07</text:span></text:p>
      <text:p text:style-name="P8"><text:s/><text:span text:style-name="T2">[9,] 7410 2.273340e-07</text:span></text:p>
      <text:p text:style-name="P5">[10,] 5852 3.593344e-07</text:p>
      <text:p text:style-name="P5">[11,] 1979 5.922984e-07</text:p>
      <text:p text:style-name="P5">[12,] 3026 6.220580e-07</text:p>
      <text:p text:style-name="P5"/>
      <text:p text:style-name="P7">"-- Paired T Test --"</text:p>
      <text:p text:style-name="P8"><text:s text:c="8"/><text:span text:style-name="T2">id <text:s text:c="11"/>p</text:span></text:p>
      <text:p text:style-name="P8"><text:s/><text:span text:style-name="T2">[1,] 7994 4.669435e-05</text:span></text:p>
      <text:p text:style-name="P8"><text:s/><text:span text:style-name="T2">[2,] 6448 9.712434e-05</text:span></text:p>
      <text:p text:style-name="P8"><text:s/><text:span text:style-name="T2">[3,] 1043 1.121254e-04</text:span></text:p>
      <text:p text:style-name="P8"><text:s/><text:span text:style-name="T2">[4,] 2167 3.043333e-04</text:span></text:p>
      <text:p text:style-name="P8"><text:s/><text:span text:style-name="T2">[5,] 1202 3.532373e-04</text:span></text:p>
      <text:p text:style-name="P8"><text:s/><text:span text:style-name="T2">[6,] 7420 3.868327e-04</text:span></text:p>
      <text:p text:style-name="P8"><text:soft-page-break/><text:s/><text:span text:style-name="T2">[7,] 5483 4.522793e-04</text:span></text:p>
      <text:p text:style-name="P8"><text:s/><text:span text:style-name="T2">[8,] <text:s/>301 4.771858e-04</text:span></text:p>
      <text:p text:style-name="P8"><text:s/><text:span text:style-name="T2">[9,] 2629 4.996791e-04</text:span></text:p>
      <text:p text:style-name="P5">[10,] 7644 9.090941e-04</text:p>
      <text:p text:style-name="P5">[11,] 7414 9.169960e-04</text:p>
      <text:p text:style-name="P5">[12,] 2539 9.832040e-04</text:p>
      <text:p text:style-name="P5"/>
      <text:p text:style-name="P7">"-- Wilcoxon Signed Test --"</text:p>
      <text:p text:style-name="P5"><text:s text:c="7"/>id <text:s text:c="9"/>p</text:p>
      <text:p text:style-name="P8"><text:s/><text:span text:style-name="T2">[1,] <text:s text:c="2"/>22 0.00390625</text:span></text:p>
      <text:p text:style-name="P8"><text:s/><text:span text:style-name="T2">[2,] <text:s/>261 0.00390625</text:span></text:p>
      <text:p text:style-name="P8"><text:s/><text:span text:style-name="T2">[3,] <text:s/>301 0.00390625</text:span></text:p>
      <text:p text:style-name="P8"><text:s/><text:span text:style-name="T2">[4,] <text:s/>719 0.00390625</text:span></text:p>
      <text:p text:style-name="P8"><text:s/><text:span text:style-name="T2">[5,] <text:s/>775 0.00390625</text:span></text:p>
      <text:p text:style-name="P8"><text:s/><text:span text:style-name="T2">[6,] 1016 0.00390625</text:span></text:p>
      <text:p text:style-name="P8"><text:s/><text:span text:style-name="T2">[7,] 1043 0.00390625</text:span></text:p>
      <text:p text:style-name="P8"><text:s/><text:span text:style-name="T2">[8,] 1202 0.00390625</text:span></text:p>
      <text:p text:style-name="P8"><text:s/><text:span text:style-name="T2">[9,] 1299 0.00390625</text:span></text:p>
      <text:p text:style-name="P5">[10,] 1452 0.00390625</text:p>
      <text:p text:style-name="P5">[11,] 1873 0.00390625</text:p>
      <text:p text:style-name="P5">[12,] 1979 0.00390625</text:p>
      <text:p text:style-name="P5"><text:span text:style-name="T2"/></text:p>
      <text:p text:style-name="P13">Problem-d</text:p>
      <text:p text:style-name="P5">" # of genes at different significance levels"</text:p>
      <text:p text:style-name="P7">"-- Two Sample Z Test --"</text:p>
      <text:p text:style-name="P5">0.01 - 114</text:p>
      <text:p text:style-name="P5">0.05 - 269</text:p>
      <text:p text:style-name="P5">0.10 - 435</text:p>
      <text:p text:style-name="P5"/>
      <text:p text:style-name="P7">"-- Two Sample T Test --"</text:p>
      <text:p text:style-name="P5">0.01 - <text:s/>45</text:p>
      <text:p text:style-name="P5">0.05 - 201</text:p>
      <text:p text:style-name="P5">0.10 - 446</text:p>
      <text:p text:style-name="P5"/>
      <text:p text:style-name="P7">"-- Mann-Whitney Test --"</text:p>
      <text:p text:style-name="P5">0.01 - 34</text:p>
      <text:p text:style-name="P5">0.05 - 188</text:p>
      <text:p text:style-name="P5">0.10 - <text:s/>433</text:p>
      <text:p text:style-name="P5"/>
      <text:p text:style-name="P7">"-- Paired Z Test --"</text:p>
      <text:p text:style-name="P5">0.01 - 240</text:p>
      <text:p text:style-name="P5">0.05 - 500</text:p>
      <text:p text:style-name="P5">0.10 - 756</text:p>
      <text:p text:style-name="P5"/>
      <text:p text:style-name="P7">"-- Paired T Test --"</text:p>
      <text:p text:style-name="P5"><text:soft-page-break/>0.01 - 113</text:p>
      <text:p text:style-name="P5">0.05 - 473</text:p>
      <text:p text:style-name="P5">0.1 - <text:s/>875</text:p>
      <text:p text:style-name="P5"/>
      <text:p text:style-name="P7">"-- Wilcoxon Signed Test --"</text:p>
      <text:p text:style-name="P5">0.01 - 113</text:p>
      <text:p text:style-name="P5">0.05 - 409</text:p>
      <text:p text:style-name="P5">0.10 – 891</text:p>
      <text:p text:style-name="P5"/>
      <text:p text:style-name="P7">" # of genes at different significance levels with <text:span text:style-name="T7">Bonferroni Correction</text:span>"</text:p>
      <text:p text:style-name="P7">-- Two Sample Z Test --"</text:p>
      <text:p text:style-name="P5">2</text:p>
      <text:p text:style-name="P5">4</text:p>
      <text:p text:style-name="P5">5</text:p>
      <text:p text:style-name="P7">"-- Two Sample T Test --"</text:p>
      <text:p text:style-name="P5">0</text:p>
      <text:p text:style-name="P5">0</text:p>
      <text:p text:style-name="P5">0</text:p>
      <text:p text:style-name="P5"/>
      <text:p text:style-name="P7">"-- Mann-Whitney Test --"</text:p>
      <text:p text:style-name="P5">0</text:p>
      <text:p text:style-name="P5">0</text:p>
      <text:p text:style-name="P5">0</text:p>
      <text:p text:style-name="P5"/>
      <text:p text:style-name="P7">"-- Paired Z Test --"</text:p>
      <text:p text:style-name="P5">14</text:p>
      <text:p text:style-name="P5">18</text:p>
      <text:p text:style-name="P5">28</text:p>
      <text:p text:style-name="P5"/>
      <text:p text:style-name="P7">“-- Paired T Test --"</text:p>
      <text:p text:style-name="P5">0</text:p>
      <text:p text:style-name="P5">0</text:p>
      <text:p text:style-name="P5">0</text:p>
      <text:p text:style-name="P5"/>
      <text:p text:style-name="P7">"-- Wilcoxon Signed Test --"</text:p>
      <text:p text:style-name="P5">0</text:p>
      <text:p text:style-name="P5">0</text:p>
      <text:p text:style-name="P5">0</text:p>
      <text:p text:style-name="P5"/>
      <text:p text:style-name="P7">" # of genes at different significance levels with <text:span text:style-name="T7">Sidak Correction</text:span>"</text:p>
      <text:p text:style-name="P7">"-- Two Sample Z Test --"</text:p>
      <text:p text:style-name="P5">2</text:p>
      <text:p text:style-name="P5">4</text:p>
      <text:p text:style-name="P5">5</text:p>
      <text:p text:style-name="P5"/>
      <text:p text:style-name="P7"><text:soft-page-break/>"-- Two Sample T Test --"</text:p>
      <text:p text:style-name="P5">0</text:p>
      <text:p text:style-name="P5">0</text:p>
      <text:p text:style-name="P5">0</text:p>
      <text:p text:style-name="P7">"-- Mann-Whitney Test --"</text:p>
      <text:p text:style-name="P5">0</text:p>
      <text:p text:style-name="P5">0</text:p>
      <text:p text:style-name="P5">0</text:p>
      <text:p text:style-name="P5"/>
      <text:p text:style-name="P7">"-- Paired Z Test --"</text:p>
      <text:p text:style-name="P5">15</text:p>
      <text:p text:style-name="P5">18</text:p>
      <text:p text:style-name="P5">28</text:p>
      <text:p text:style-name="P5"/>
      <text:p text:style-name="P7">"-- Paired T Test --"</text:p>
      <text:p text:style-name="P5">0</text:p>
      <text:p text:style-name="P5">0</text:p>
      <text:p text:style-name="P5">0</text:p>
      <text:p text:style-name="P5"/>
      <text:p text:style-name="P7">"-- Wilcoxon Signed Test --"</text:p>
      <text:p text:style-name="P5">0</text:p>
      <text:p text:style-name="P5">0</text:p>
      <text:p text:style-name="P5">0</text:p>
      <text:p text:style-name="P5"/>
      <text:p text:style-name="P6">Problem-e</text:p>
      <text:p text:style-name="P7">"-- Two Sample Z Test: FDR--"</text:p>
      <text:p text:style-name="P5"><text:s text:c="2"/>0.2205714</text:p>
      <text:p text:style-name="P5"/>
      <text:p text:style-name="P7">"-- Two Sample T Test: FDR --"</text:p>
      <text:p text:style-name="P5"><text:s text:c="2"/>0.07885714</text:p>
      <text:p text:style-name="P5"/>
      <text:p text:style-name="P7">"-- Mann-Whitney Test: FDR --"</text:p>
      <text:p text:style-name="P5"><text:s text:c="2"/>0.1211429</text:p>
      <text:p text:style-name="P7"/>
      <text:p text:style-name="P7">"-- Paired Z Test: FDR --"</text:p>
      <text:p text:style-name="P5"><text:s text:c="2"/>0.4388571</text:p>
      <text:p text:style-name="P5"/>
      <text:p text:style-name="P7">"-- Paired T Test: FDR --"</text:p>
      <text:p text:style-name="P5"><text:s text:c="2"/>0</text:p>
      <text:p text:style-name="P7">"-- Wilcoxon Signed Test: FDR --"</text:p>
      <text:p text:style-name="P5"><text:s text:c="2"/>0.1348571</text:p>
      <text:p text:style-name="P5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ath Ramesh</meta:initial-creator>
    <meta:creation-date>2011-05-19T08:09:33</meta:creation-date>
    <dc:date>2011-05-19T09:38:40</dc:date>
    <dc:creator>Sanath Ramesh</dc:creator>
    <meta:editing-duration>PT01H21M28S</meta:editing-duration>
    <meta:editing-cycles>214</meta:editing-cycles>
    <meta:generator>OpenOffice.org/3.2$Linux OpenOffice.org_project/320m12$Build-9483</meta:generator>
    <meta:document-statistic meta:table-count="0" meta:image-count="0" meta:object-count="0" meta:page-count="9" meta:paragraph-count="213" meta:word-count="810" meta:character-count="4676"/>
  </office:meta>
</office:document-meta>
</file>